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V Check" table:style-name="ta1">
        <table:shapes>
          <draw:frame draw:z-index="0" draw:style-name="gr1" draw:text-style-name="P1" svg:width="6.298in" svg:height="3.5453in" svg:x="1.1555in" svg:y="3.0717in">
            <draw:object draw:notify-on-update-of-ranges="'FOV Check'.A1:'FOV Check'.A12 'FOV Check'.B1:'FOV Check'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0.00255174714766474" calcext:value-type="float">
            <text:p>0.00255174714766474</text:p>
          </table:table-cell>
          <table:table-cell office:value-type="float" office:value="0.0047389337991438" calcext:value-type="float">
            <text:p>0.0047389337991438</text:p>
          </table:table-cell>
          <table:table-cell/>
          <table:table-cell office:value-type="float" office:value="0.00312498982753356" calcext:value-type="float">
            <text:p>0.00312498982753356</text:p>
          </table:table-cell>
          <table:table-cell office:value-type="float" office:value="0.00416664255426352" calcext:value-type="float">
            <text:p>0.00416664255426352</text:p>
          </table:table-cell>
          <table:table-cell/>
          <table:table-cell table:formula="of:=[.D1]/[.A1]" office:value-type="float" office:value="1.22464713261007" calcext:value-type="float">
            <text:p>1.22464713261007</text:p>
          </table:table-cell>
          <table:table-cell table:formula="of:=[.E1]/[.B1]" office:value-type="float" office:value="0.87923628623306" calcext:value-type="float">
            <text:p>0.8792362862330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637938085003691" calcext:value-type="float">
            <text:p>-0.000637938085003691</text:p>
          </table:table-cell>
          <table:table-cell office:value-type="float" office:value="0.0106622768049011" calcext:value-type="float">
            <text:p>0.01066227680490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989551032751496" calcext:value-type="float">
            <text:p>0.00989551032751496</text:p>
          </table:table-cell>
          <table:table-cell/>
          <table:table-cell table:formula="of:=[.D2]/[.A2]" office:value-type="float" office:value="-0" calcext:value-type="float">
            <text:p>0</text:p>
          </table:table-cell>
          <table:table-cell table:formula="of:=[.E2]/[.B2]" office:value-type="float" office:value="0.928086046590567" calcext:value-type="float">
            <text:p>0.928086046590567</text:p>
          </table:table-cell>
          <table:table-cell table:number-columns-repeated="2"/>
        </table:table-row>
        <table:table-row table:style-name="ro1">
          <table:table-cell office:value-type="float" office:value="-0.0179059218922758" calcext:value-type="float">
            <text:p>-0.0179059218922758</text:p>
          </table:table-cell>
          <table:table-cell office:value-type="float" office:value="0.0068349454011136" calcext:value-type="float">
            <text:p>0.0068349454011136</text:p>
          </table:table-cell>
          <table:table-cell/>
          <table:table-cell office:value-type="float" office:value="-0.0171858078458974" calcext:value-type="float">
            <text:p>-0.0171858078458974</text:p>
          </table:table-cell>
          <table:table-cell office:value-type="float" office:value="0.00624991862169896" calcext:value-type="float">
            <text:p>0.00624991862169896</text:p>
          </table:table-cell>
          <table:table-cell/>
          <table:table-cell table:formula="of:=[.D3]/[.A3]" office:value-type="float" office:value="0.959783469920695" calcext:value-type="float">
            <text:p>0.959783469920695</text:p>
          </table:table-cell>
          <table:table-cell table:formula="of:=[.E3]/[.B3]" office:value-type="float" office:value="0.914406517523999" calcext:value-type="float">
            <text:p>0.914406517523999</text:p>
          </table:table-cell>
          <table:table-cell table:number-columns-repeated="2"/>
        </table:table-row>
        <table:table-row table:style-name="ro1">
          <table:table-cell office:value-type="float" office:value="-0.0248289182821667" calcext:value-type="float">
            <text:p>-0.0248289182821667</text:p>
          </table:table-cell>
          <table:table-cell office:value-type="float" office:value="-0.0163570984366958" calcext:value-type="float">
            <text:p>-0.0163570984366958</text:p>
          </table:table-cell>
          <table:table-cell/>
          <table:table-cell office:value-type="float" office:value="-0.0244742788768024" calcext:value-type="float">
            <text:p>-0.0244742788768024</text:p>
          </table:table-cell>
          <table:table-cell office:value-type="float" office:value="-0.0171858078458974" calcext:value-type="float">
            <text:p>-0.0171858078458974</text:p>
          </table:table-cell>
          <table:table-cell/>
          <table:table-cell table:formula="of:=[.D4]/[.A4]" office:value-type="float" office:value="0.985716679182958" calcext:value-type="float">
            <text:p>0.985716679182958</text:p>
          </table:table-cell>
          <table:table-cell table:formula="of:=[.E4]/[.B4]" office:value-type="float" office:value="1.05066359491623" calcext:value-type="float">
            <text:p>1.05066359491623</text:p>
          </table:table-cell>
          <table:table-cell table:number-columns-repeated="2"/>
        </table:table-row>
        <table:table-row table:style-name="ro1">
          <table:table-cell office:value-type="float" office:value="0.00236948020271849" calcext:value-type="float">
            <text:p>0.00236948020271849</text:p>
          </table:table-cell>
          <table:table-cell office:value-type="float" office:value="-0.0184980967955662" calcext:value-type="float">
            <text:p>-0.0184980967955662</text:p>
          </table:table-cell>
          <table:table-cell/>
          <table:table-cell office:value-type="float" office:value="0.00260416077981212" calcext:value-type="float">
            <text:p>0.00260416077981212</text:p>
          </table:table-cell>
          <table:table-cell office:value-type="float" office:value="-0.0192684483602763" calcext:value-type="float">
            <text:p>-0.0192684483602763</text:p>
          </table:table-cell>
          <table:table-cell/>
          <table:table-cell table:formula="of:=[.D5]/[.A5]" office:value-type="float" office:value="1.09904306304158" calcext:value-type="float">
            <text:p>1.09904306304158</text:p>
          </table:table-cell>
          <table:table-cell table:formula="of:=[.E5]/[.B5]" office:value-type="float" office:value="1.04164490937764" calcext:value-type="float">
            <text:p>1.04164490937764</text:p>
          </table:table-cell>
          <table:table-cell table:number-columns-repeated="2"/>
        </table:table-row>
        <table:table-row table:style-name="ro1">
          <table:table-cell office:value-type="float" office:value="0.0235993303252115" calcext:value-type="float">
            <text:p>0.0235993303252115</text:p>
          </table:table-cell>
          <table:table-cell office:value-type="float" office:value="-0.0233260787332124" calcext:value-type="float">
            <text:p>-0.0233260787332124</text:p>
          </table:table-cell>
          <table:table-cell/>
          <table:table-cell office:value-type="float" office:value="0.0244742788768024" calcext:value-type="float">
            <text:p>0.0244742788768024</text:p>
          </table:table-cell>
          <table:table-cell office:value-type="float" office:value="-0.0239537508697925" calcext:value-type="float">
            <text:p>-0.0239537508697925</text:p>
          </table:table-cell>
          <table:table-cell/>
          <table:table-cell table:formula="of:=[.D6]/[.A6]" office:value-type="float" office:value="1.03707514321524" calcext:value-type="float">
            <text:p>1.03707514321524</text:p>
          </table:table-cell>
          <table:table-cell table:formula="of:=[.E6]/[.B6]" office:value-type="float" office:value="1.02690860061646" calcext:value-type="float">
            <text:p>1.02690860061646</text:p>
          </table:table-cell>
          <table:table-cell table:number-columns-repeated="2"/>
        </table:table-row>
        <table:table-row table:style-name="ro1">
          <table:table-cell table:formula="of:=[.D1]*[.$J$1]" office:value-type="float" office:value="0.00312498982753356" calcext:value-type="float">
            <text:p>0.00312498982753356</text:p>
          </table:table-cell>
          <table:table-cell table:formula="of:=[.E1]*[.$J$1]" office:value-type="float" office:value="0.00416664255426352" calcext:value-type="float">
            <text:p>0.00416664255426352</text:p>
          </table:table-cell>
          <table:table-cell table:number-columns-repeated="8"/>
        </table:table-row>
        <table:table-row table:style-name="ro1">
          <table:table-cell table:formula="of:=[.D2]*[.$J$1]" office:value-type="float" office:value="0" calcext:value-type="float">
            <text:p>0</text:p>
          </table:table-cell>
          <table:table-cell table:formula="of:=[.E2]*[.$J$1]" office:value-type="float" office:value="0.00989551032751496" calcext:value-type="float">
            <text:p>0.00989551032751496</text:p>
          </table:table-cell>
          <table:table-cell table:number-columns-repeated="8"/>
        </table:table-row>
        <table:table-row table:style-name="ro1">
          <table:table-cell table:formula="of:=[.D3]*[.$J$1]" office:value-type="float" office:value="-0.0171858078458974" calcext:value-type="float">
            <text:p>-0.0171858078458974</text:p>
          </table:table-cell>
          <table:table-cell table:formula="of:=[.E3]*[.$J$1]" office:value-type="float" office:value="0.00624991862169896" calcext:value-type="float">
            <text:p>0.00624991862169896</text:p>
          </table:table-cell>
          <table:table-cell table:number-columns-repeated="8"/>
        </table:table-row>
        <table:table-row table:style-name="ro1">
          <table:table-cell table:formula="of:=[.D4]*[.$J$1]" office:value-type="float" office:value="-0.0244742788768024" calcext:value-type="float">
            <text:p>-0.0244742788768024</text:p>
          </table:table-cell>
          <table:table-cell table:formula="of:=[.E4]*[.$J$1]" office:value-type="float" office:value="-0.0171858078458974" calcext:value-type="float">
            <text:p>-0.0171858078458974</text:p>
          </table:table-cell>
          <table:table-cell table:number-columns-repeated="8"/>
        </table:table-row>
        <table:table-row table:style-name="ro1">
          <table:table-cell table:formula="of:=[.D5]*[.$J$1]" office:value-type="float" office:value="0.00260416077981212" calcext:value-type="float">
            <text:p>0.00260416077981212</text:p>
          </table:table-cell>
          <table:table-cell table:formula="of:=[.E5]*[.$J$1]" office:value-type="float" office:value="-0.0192684483602763" calcext:value-type="float">
            <text:p>-0.0192684483602763</text:p>
          </table:table-cell>
          <table:table-cell table:number-columns-repeated="8"/>
        </table:table-row>
        <table:table-row table:style-name="ro1">
          <table:table-cell table:formula="of:=[.D6]*[.$J$1]" office:value-type="float" office:value="0.0244742788768024" calcext:value-type="float">
            <text:p>0.0244742788768024</text:p>
          </table:table-cell>
          <table:table-cell table:formula="of:=[.E6]*[.$J$1]" office:value-type="float" office:value="-0.0239537508697925" calcext:value-type="float">
            <text:p>-0.0239537508697925</text:p>
          </table:table-cell>
          <table:table-cell table:number-columns-repeated="8"/>
        </table:table-row>
      </table:table>
      <table:table table:name="90 FOV Shot 1" table:style-name="ta1">
        <table:shapes>
          <draw:frame draw:z-index="0" draw:style-name="gr1" draw:text-style-name="P1" svg:width="7.6768in" svg:height="5.2626in" svg:x="1.6701in" svg:y="4.5602in">
            <draw:object draw:notify-on-update-of-ranges="'90 FOV Shot 1'.I8:'90 FOV Shot 1'.I13 '90 FOV Shot 1'.J7:'90 FOV Shot 1'.J7 '90 FOV Shot 1'.J8:'90 FOV Shot 1'.J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90" calcext:value-type="float">
            <text:p>90</text:p>
          </table:table-cell>
          <table:table-cell table:formula="of:=RADIANS([.B2])" office:value-type="float" office:value="1.5707963267949" calcext:value-type="float">
            <text:p>1.57079632679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06.260204708312" calcext:value-type="float">
            <text:p>106.260204708312</text:p>
          </table:table-cell>
          <table:table-cell table:formula="of:=2*ATAN(TAN([.C2]/2)*([.B1]/[.C1])/(4/3))" office:value-type="float" office:value="1.85459043600322" calcext:value-type="float">
            <text:p>1.85459043600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3.739795291688" calcext:value-type="float">
            <text:p>73.739795291688</text:p>
          </table:table-cell>
          <table:table-cell table:formula="of:=2*ATAN(TAN([.C2]/2)*(3/4))" office:value-type="float" office:value="1.28700221758657" calcext:value-type="float">
            <text:p>1.28700221758657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A8]-[.$B$1]/2+[.C8]/2" office:value-type="float" office:value="3" calcext:value-type="float">
            <text:p>3</text:p>
          </table:table-cell>
          <table:table-cell table:formula="of:=-([.B8]-[.$C$1]/2+[.D8]/2)" office:value-type="float" office:value="4" calcext:value-type="float">
            <text:p>4</text:p>
          </table:table-cell>
          <table:table-cell/>
          <table:table-cell table:formula="of:=ATAN(TAN([.$C$3]/2)*2*([.F8]/[.$B$1]))" office:value-type="float" office:value="0.00312498982753356" calcext:value-type="float">
            <text:p>0.00312498982753356</text:p>
          </table:table-cell>
          <table:table-cell table:formula="of:=ATAN(TAN([.$C$4]/2)*2*([.G8]/[.$C$1]))" office:value-type="float" office:value="0.00416664255426352" calcext:value-type="float">
            <text:p>0.00416664255426352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708" calcext:value-type="float">
            <text:p>70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9]-[.$B$1]/2+[.C9]/2" office:value-type="float" office:value="0" calcext:value-type="float">
            <text:p>0</text:p>
          </table:table-cell>
          <table:table-cell table:formula="of:=-([.B9]-[.$C$1]/2+[.D9]/2)" office:value-type="float" office:value="9.5" calcext:value-type="float">
            <text:p>9.5</text:p>
          </table:table-cell>
          <table:table-cell/>
          <table:table-cell table:formula="of:=ATAN(TAN([.$C$3]/2)*2*([.F9]/[.$B$1]))" office:value-type="float" office:value="0" calcext:value-type="float">
            <text:p>0</text:p>
          </table:table-cell>
          <table:table-cell table:formula="of:=ATAN(TAN([.$C$4]/2)*2*([.G9]/[.$C$1]))" office:value-type="float" office:value="0.00989551032751496" calcext:value-type="float">
            <text:p>0.00989551032751496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711" calcext:value-type="float">
            <text:p>7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0]-[.$B$1]/2+[.C10]/2" office:value-type="float" office:value="-16.5" calcext:value-type="float">
            <text:p>-16.5</text:p>
          </table:table-cell>
          <table:table-cell table:formula="of:=-([.B10]-[.$C$1]/2+[.D10]/2)" office:value-type="float" office:value="6" calcext:value-type="float">
            <text:p>6</text:p>
          </table:table-cell>
          <table:table-cell/>
          <table:table-cell table:formula="of:=ATAN(TAN([.$C$3]/2)*2*([.F10]/[.$B$1]))" office:value-type="float" office:value="-0.0171858078458974" calcext:value-type="float">
            <text:p>-0.0171858078458974</text:p>
          </table:table-cell>
          <table:table-cell table:formula="of:=ATAN(TAN([.$C$4]/2)*2*([.G10]/[.$C$1]))" office:value-type="float" office:value="0.00624991862169896" calcext:value-type="float">
            <text:p>0.0062499186216989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A11]-[.$B$1]/2+[.C11]/2" office:value-type="float" office:value="-23.5" calcext:value-type="float">
            <text:p>-23.5</text:p>
          </table:table-cell>
          <table:table-cell table:formula="of:=-([.B11]-[.$C$1]/2+[.D11]/2)" office:value-type="float" office:value="-16.5" calcext:value-type="float">
            <text:p>-16.5</text:p>
          </table:table-cell>
          <table:table-cell/>
          <table:table-cell table:formula="of:=ATAN(TAN([.$C$3]/2)*2*([.F11]/[.$B$1]))" office:value-type="float" office:value="-0.0244742788768024" calcext:value-type="float">
            <text:p>-0.0244742788768024</text:p>
          </table:table-cell>
          <table:table-cell table:formula="of:=ATAN(TAN([.$C$4]/2)*2*([.G11]/[.$C$1]))" office:value-type="float" office:value="-0.0171858078458974" calcext:value-type="float">
            <text:p>-0.017185807845897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A12]-[.$B$1]/2+[.C12]/2" office:value-type="float" office:value="2.5" calcext:value-type="float">
            <text:p>2.5</text:p>
          </table:table-cell>
          <table:table-cell table:formula="of:=-([.B12]-[.$C$1]/2+[.D12]/2)" office:value-type="float" office:value="-18.5" calcext:value-type="float">
            <text:p>-18.5</text:p>
          </table:table-cell>
          <table:table-cell/>
          <table:table-cell table:formula="of:=ATAN(TAN([.$C$3]/2)*2*([.F12]/[.$B$1]))" office:value-type="float" office:value="0.00260416077981212" calcext:value-type="float">
            <text:p>0.00260416077981212</text:p>
          </table:table-cell>
          <table:table-cell table:formula="of:=ATAN(TAN([.$C$4]/2)*2*([.G12]/[.$C$1]))" office:value-type="float" office:value="-0.0192684483602763" calcext:value-type="float">
            <text:p>-0.0192684483602763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740" calcext:value-type="float">
            <text:p>7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3]-[.$B$1]/2+[.C13]/2" office:value-type="float" office:value="23.5" calcext:value-type="float">
            <text:p>23.5</text:p>
          </table:table-cell>
          <table:table-cell table:formula="of:=-([.B13]-[.$C$1]/2+[.D13]/2)" office:value-type="float" office:value="-23" calcext:value-type="float">
            <text:p>-23</text:p>
          </table:table-cell>
          <table:table-cell/>
          <table:table-cell table:formula="of:=ATAN(TAN([.$C$3]/2)*2*([.F13]/[.$B$1]))" office:value-type="float" office:value="0.0244742788768024" calcext:value-type="float">
            <text:p>0.0244742788768024</text:p>
          </table:table-cell>
          <table:table-cell table:formula="of:=ATAN(TAN([.$C$4]/2)*2*([.G13]/[.$C$1]))" office:value-type="float" office:value="-0.0239537508697925" calcext:value-type="float">
            <text:p>-0.0239537508697925</text:p>
          </table:table-cell>
        </table:table-row>
      </table:table>
      <table:table table:name="Shot 1" table:style-name="ta1">
        <table:shapes>
          <draw:frame draw:z-index="0" draw:style-name="gr1" draw:text-style-name="P1" svg:width="7.6768in" svg:height="5.2626in" svg:x="1.6701in" svg:y="4.5602in">
            <draw:object draw:notify-on-update-of-ranges="'Shot 1'.I8:'Shot 1'.I13 'Shot 1'.J7:'Shot 1'.J7 'Shot 1'.J8:'Shot 1'.J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 table:number-columns-repeated="2"/>
          <table:table-cell office:value-type="string" calcext:value-type="string">
            <text:p>radians approx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42" calcext:value-type="float">
            <text:p>64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8]-[.$B$1]/2+[.C8]/2" office:value-type="float" office:value="28" calcext:value-type="float">
            <text:p>28</text:p>
          </table:table-cell>
          <table:table-cell table:formula="of:=-([.B8]-[.$C$1]/2+[.D8]/2)" office:value-type="float" office:value="52" calcext:value-type="float">
            <text:p>52</text:p>
          </table:table-cell>
          <table:table-cell/>
          <table:table-cell table:formula="of:=ATAN(TAN([.$C$3]/2)*2*([.F8]/[.$B$1]))" office:value-type="float" office:value="0.00255174714766474" calcext:value-type="float">
            <text:p>0.00255174714766474</text:p>
          </table:table-cell>
          <table:table-cell table:formula="of:=ATAN(TAN([.$C$4]/2)*2*([.G8]/[.$C$1]))" office:value-type="float" office:value="0.0047389337991438" calcext:value-type="float">
            <text:p>0.0047389337991438</text:p>
          </table:table-cell>
          <table:table-cell/>
          <table:table-cell table:formula="of:=[.$C$3]/[.$B$1]*[.F8]" office:value-type="float" office:value="0.00254027188031308" calcext:value-type="float">
            <text:p>0.00254027188031308</text:p>
          </table:table-cell>
          <table:table-cell table:formula="of:=[.$C$4]/[.$C$1]*[.G8]" office:value-type="float" office:value="0.00473218554038328" calcext:value-type="float">
            <text:p>0.00473218554038328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9]-[.$B$1]/2+[.C9]/2" office:value-type="float" office:value="-7" calcext:value-type="float">
            <text:p>-7</text:p>
          </table:table-cell>
          <table:table-cell table:formula="of:=-([.B9]-[.$C$1]/2+[.D9]/2)" office:value-type="float" office:value="117" calcext:value-type="float">
            <text:p>117</text:p>
          </table:table-cell>
          <table:table-cell/>
          <table:table-cell table:formula="of:=ATAN(TAN([.$C$3]/2)*2*([.F9]/[.$B$1]))" office:value-type="float" office:value="-0.000637938085003691" calcext:value-type="float">
            <text:p>-0.000637938085003691</text:p>
          </table:table-cell>
          <table:table-cell table:formula="of:=ATAN(TAN([.$C$4]/2)*2*([.G9]/[.$C$1]))" office:value-type="float" office:value="0.0106622768049011" calcext:value-type="float">
            <text:p>0.0106622768049011</text:p>
          </table:table-cell>
          <table:table-cell/>
          <table:table-cell table:formula="of:=[.$C$3]/[.$B$1]*[.F9]" office:value-type="float" office:value="-0.00063506797007827" calcext:value-type="float">
            <text:p>-0.00063506797007827</text:p>
          </table:table-cell>
          <table:table-cell table:formula="of:=[.$C$4]/[.$C$1]*[.G9]" office:value-type="float" office:value="0.0106474174658624" calcext:value-type="float">
            <text:p>0.0106474174658624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20" calcext:value-type="float">
            <text:p>62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0]-[.$B$1]/2+[.C10]/2" office:value-type="float" office:value="-196.5" calcext:value-type="float">
            <text:p>-196.5</text:p>
          </table:table-cell>
          <table:table-cell table:formula="of:=-([.B10]-[.$C$1]/2+[.D10]/2)" office:value-type="float" office:value="75" calcext:value-type="float">
            <text:p>75</text:p>
          </table:table-cell>
          <table:table-cell/>
          <table:table-cell table:formula="of:=ATAN(TAN([.$C$3]/2)*2*([.F10]/[.$B$1]))" office:value-type="float" office:value="-0.0179059218922758" calcext:value-type="float">
            <text:p>-0.0179059218922758</text:p>
          </table:table-cell>
          <table:table-cell table:formula="of:=ATAN(TAN([.$C$4]/2)*2*([.G10]/[.$C$1]))" office:value-type="float" office:value="0.0068349454011136" calcext:value-type="float">
            <text:p>0.0068349454011136</text:p>
          </table:table-cell>
          <table:table-cell/>
          <table:table-cell table:formula="of:=[.$C$3]/[.$B$1]*[.F10]" office:value-type="float" office:value="-0.0178272651600543" calcext:value-type="float">
            <text:p>-0.0178272651600543</text:p>
          </table:table-cell>
          <table:table-cell table:formula="of:=[.$C$4]/[.$C$1]*[.G10]" office:value-type="float" office:value="0.00682526760632203" calcext:value-type="float">
            <text:p>0.0068252676063220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74" calcext:value-type="float">
            <text:p>87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11]-[.$B$1]/2+[.C11]/2" office:value-type="float" office:value="-272.5" calcext:value-type="float">
            <text:p>-272.5</text:p>
          </table:table-cell>
          <table:table-cell table:formula="of:=-([.B11]-[.$C$1]/2+[.D11]/2)" office:value-type="float" office:value="-179.5" calcext:value-type="float">
            <text:p>-179.5</text:p>
          </table:table-cell>
          <table:table-cell/>
          <table:table-cell table:formula="of:=ATAN(TAN([.$C$3]/2)*2*([.F11]/[.$B$1]))" office:value-type="float" office:value="-0.0248289182821667" calcext:value-type="float">
            <text:p>-0.0248289182821667</text:p>
          </table:table-cell>
          <table:table-cell table:formula="of:=ATAN(TAN([.$C$4]/2)*2*([.G11]/[.$C$1]))" office:value-type="float" office:value="-0.0163570984366958" calcext:value-type="float">
            <text:p>-0.0163570984366958</text:p>
          </table:table-cell>
          <table:table-cell/>
          <table:table-cell table:formula="of:=[.$C$3]/[.$B$1]*[.F11]" office:value-type="float" office:value="-0.0247222888351898" calcext:value-type="float">
            <text:p>-0.0247222888351898</text:p>
          </table:table-cell>
          <table:table-cell table:formula="of:=[.$C$4]/[.$C$1]*[.G11]" office:value-type="float" office:value="-0.0163351404711307" calcext:value-type="float">
            <text:p>-0.0163351404711307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898" calcext:value-type="float">
            <text:p>89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2]-[.$B$1]/2+[.C12]/2" office:value-type="float" office:value="26" calcext:value-type="float">
            <text:p>26</text:p>
          </table:table-cell>
          <table:table-cell table:formula="of:=-([.B12]-[.$C$1]/2+[.D12]/2)" office:value-type="float" office:value="-203" calcext:value-type="float">
            <text:p>-203</text:p>
          </table:table-cell>
          <table:table-cell/>
          <table:table-cell table:formula="of:=ATAN(TAN([.$C$3]/2)*2*([.F12]/[.$B$1]))" office:value-type="float" office:value="0.00236948020271849" calcext:value-type="float">
            <text:p>0.00236948020271849</text:p>
          </table:table-cell>
          <table:table-cell table:formula="of:=ATAN(TAN([.$C$4]/2)*2*([.G12]/[.$C$1]))" office:value-type="float" office:value="-0.0184980967955662" calcext:value-type="float">
            <text:p>-0.0184980967955662</text:p>
          </table:table-cell>
          <table:table-cell/>
          <table:table-cell table:formula="of:=[.$C$3]/[.$B$1]*[.F12]" office:value-type="float" office:value="0.00235882388886214" calcext:value-type="float">
            <text:p>0.00235882388886214</text:p>
          </table:table-cell>
          <table:table-cell table:formula="of:=[.$C$4]/[.$C$1]*[.G12]" office:value-type="float" office:value="-0.0184737243211116" calcext:value-type="float">
            <text:p>-0.0184737243211116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950" calcext:value-type="float">
            <text:p>95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13]-[.$B$1]/2+[.C13]/2" office:value-type="float" office:value="259" calcext:value-type="float">
            <text:p>259</text:p>
          </table:table-cell>
          <table:table-cell table:formula="of:=-([.B13]-[.$C$1]/2+[.D13]/2)" office:value-type="float" office:value="-256" calcext:value-type="float">
            <text:p>-256</text:p>
          </table:table-cell>
          <table:table-cell/>
          <table:table-cell table:formula="of:=ATAN(TAN([.$C$3]/2)*2*([.F13]/[.$B$1]))" office:value-type="float" office:value="0.0235993303252115" calcext:value-type="float">
            <text:p>0.0235993303252115</text:p>
          </table:table-cell>
          <table:table-cell table:formula="of:=ATAN(TAN([.$C$4]/2)*2*([.G13]/[.$C$1]))" office:value-type="float" office:value="-0.0233260787332124" calcext:value-type="float">
            <text:p>-0.0233260787332124</text:p>
          </table:table-cell>
          <table:table-cell/>
          <table:table-cell table:formula="of:=[.$C$3]/[.$B$1]*[.F13]" office:value-type="float" office:value="0.023497514892896" calcext:value-type="float">
            <text:p>0.023497514892896</text:p>
          </table:table-cell>
          <table:table-cell table:formula="of:=[.$C$4]/[.$C$1]*[.G13]" office:value-type="float" office:value="-0.0232969134295792" calcext:value-type="float">
            <text:p>-0.0232969134295792</text:p>
          </table:table-cell>
        </table:table-row>
      </table:table>
      <table:table table:name="Shot 2" table:style-name="ta1">
        <table:shapes>
          <draw:frame draw:z-index="0" draw:style-name="gr1" draw:text-style-name="P1" svg:width="7.6768in" svg:height="5.2626in" svg:x="1.6701in" svg:y="4.5602in">
            <draw:object draw:notify-on-update-of-ranges="'Shot 2'.I8:'Shot 2'.I13 'Shot 2'.J7:'Shot 2'.J7 'Shot 2'.J8:'Shot 2'.J1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530" calcext:value-type="float">
            <text:p>53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8]-[.$B$1]/2+[.C8]/2" office:value-type="float" office:value="65" calcext:value-type="float">
            <text:p>65</text:p>
          </table:table-cell>
          <table:table-cell table:formula="of:=-([.B8]-[.$C$1]/2+[.D8]/2)" office:value-type="float" office:value="164" calcext:value-type="float">
            <text:p>164</text:p>
          </table:table-cell>
          <table:table-cell/>
          <table:table-cell table:formula="of:=ATAN(TAN([.$C$3]/2)*2*([.F8]/[.$B$1]))" office:value-type="float" office:value="0.00592364230597101" calcext:value-type="float">
            <text:p>0.00592364230597101</text:p>
          </table:table-cell>
          <table:table-cell table:formula="of:=ATAN(TAN([.$C$4]/2)*2*([.G8]/[.$C$1]))" office:value-type="float" office:value="0.014944867278924" calcext:value-type="float">
            <text:p>0.01494486727892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547" calcext:value-type="float">
            <text:p>5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9]-[.$B$1]/2+[.C9]/2" office:value-type="float" office:value="-175" calcext:value-type="float">
            <text:p>-175</text:p>
          </table:table-cell>
          <table:table-cell table:formula="of:=-([.B9]-[.$C$1]/2+[.D9]/2)" office:value-type="float" office:value="147.5" calcext:value-type="float">
            <text:p>147.5</text:p>
          </table:table-cell>
          <table:table-cell/>
          <table:table-cell table:formula="of:=ATAN(TAN([.$C$3]/2)*2*([.F9]/[.$B$1]))" office:value-type="float" office:value="-0.0159471023148043" calcext:value-type="float">
            <text:p>-0.0159471023148043</text:p>
          </table:table-cell>
          <table:table-cell table:formula="of:=ATAN(TAN([.$C$4]/2)*2*([.G9]/[.$C$1]))" office:value-type="float" office:value="0.0134414590540431" calcext:value-type="float">
            <text:p>0.0134414590540431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52" calcext:value-type="float">
            <text:p>52</text:p>
          </table:table-cell>
          <table:table-cell/>
          <table:table-cell table:formula="of:=[.A10]-[.$B$1]/2+[.C10]/2" office:value-type="float" office:value="0" calcext:value-type="float">
            <text:p>0</text:p>
          </table:table-cell>
          <table:table-cell table:formula="of:=-([.B10]-[.$C$1]/2+[.D10]/2)" office:value-type="float" office:value="40" calcext:value-type="float">
            <text:p>40</text:p>
          </table:table-cell>
          <table:table-cell/>
          <table:table-cell table:formula="of:=ATAN(TAN([.$C$3]/2)*2*([.F10]/[.$B$1]))" office:value-type="float" office:value="0" calcext:value-type="float">
            <text:p>0</text:p>
          </table:table-cell>
          <table:table-cell table:formula="of:=ATAN(TAN([.$C$4]/2)*2*([.G10]/[.$C$1]))" office:value-type="float" office:value="0.00364534483305874" calcext:value-type="float">
            <text:p>0.00364534483305874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764" calcext:value-type="float">
            <text:p>764</text:p>
          </table:table-cell>
          <table:table-cell table:number-columns-repeated="2" office:value-type="float" office:value="52" calcext:value-type="float">
            <text:p>52</text:p>
          </table:table-cell>
          <table:table-cell/>
          <table:table-cell table:formula="of:=[.A11]-[.$B$1]/2+[.C11]/2" office:value-type="float" office:value="152" calcext:value-type="float">
            <text:p>152</text:p>
          </table:table-cell>
          <table:table-cell table:formula="of:=-([.B11]-[.$C$1]/2+[.D11]/2)" office:value-type="float" office:value="-70" calcext:value-type="float">
            <text:p>-70</text:p>
          </table:table-cell>
          <table:table-cell/>
          <table:table-cell table:formula="of:=ATAN(TAN([.$C$3]/2)*2*([.F11]/[.$B$1]))" office:value-type="float" office:value="0.0138514857913661" calcext:value-type="float">
            <text:p>0.0138514857913661</text:p>
          </table:table-cell>
          <table:table-cell table:formula="of:=ATAN(TAN([.$C$4]/2)*2*([.G11]/[.$C$1]))" office:value-type="float" office:value="-0.00637929517801881" calcext:value-type="float">
            <text:p>-0.00637929517801881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888" calcext:value-type="float">
            <text:p>88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2]-[.$B$1]/2+[.C12]/2" office:value-type="float" office:value="303.5" calcext:value-type="float">
            <text:p>303.5</text:p>
          </table:table-cell>
          <table:table-cell table:formula="of:=-([.B12]-[.$C$1]/2+[.D12]/2)" office:value-type="float" office:value="-193" calcext:value-type="float">
            <text:p>-193</text:p>
          </table:table-cell>
          <table:table-cell/>
          <table:table-cell table:formula="of:=ATAN(TAN([.$C$3]/2)*2*([.F12]/[.$B$1]))" office:value-type="float" office:value="0.027652126306514" calcext:value-type="float">
            <text:p>0.027652126306514</text:p>
          </table:table-cell>
          <table:table-cell table:formula="of:=ATAN(TAN([.$C$4]/2)*2*([.G12]/[.$C$1]))" office:value-type="float" office:value="-0.0175870532540922" calcext:value-type="float">
            <text:p>-0.0175870532540922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976" calcext:value-type="float">
            <text:p>97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13]-[.$B$1]/2+[.C13]/2" office:value-type="float" office:value="-39" calcext:value-type="float">
            <text:p>-39</text:p>
          </table:table-cell>
          <table:table-cell table:formula="of:=-([.B13]-[.$C$1]/2+[.D13]/2)" office:value-type="float" office:value="-282" calcext:value-type="float">
            <text:p>-282</text:p>
          </table:table-cell>
          <table:table-cell/>
          <table:table-cell table:formula="of:=ATAN(TAN([.$C$3]/2)*2*([.F13]/[.$B$1]))" office:value-type="float" office:value="-0.0035542119895621" calcext:value-type="float">
            <text:p>-0.0035542119895621</text:p>
          </table:table-cell>
          <table:table-cell table:formula="of:=ATAN(TAN([.$C$4]/2)*2*([.G13]/[.$C$1]))" office:value-type="float" office:value="-0.0256941390896949" calcext:value-type="float">
            <text:p>-0.0256941390896949</text:p>
          </table:table-cell>
        </table:table-row>
      </table:table>
      <table:table table:name="Shot 3" table:style-name="ta1">
        <table:shapes>
          <draw:frame draw:z-index="0" draw:style-name="gr1" draw:text-style-name="P1" svg:width="7.6768in" svg:height="5.2626in" svg:x="1.6701in" svg:y="4.5602in">
            <draw:object draw:notify-on-update-of-ranges="'Shot 3'.I8:'Shot 3'.I13 'Shot 3'.J7:'Shot 3'.J7 'Shot 3'.J8:'Shot 3'.J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98" calcext:value-type="float">
            <text:p>39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A8]-[.$B$1]/2+[.C8]/2" office:value-type="float" office:value="-328" calcext:value-type="float">
            <text:p>-328</text:p>
          </table:table-cell>
          <table:table-cell table:formula="of:=-([.B8]-[.$C$1]/2+[.D8]/2)" office:value-type="float" office:value="295" calcext:value-type="float">
            <text:p>295</text:p>
          </table:table-cell>
          <table:table-cell/>
          <table:table-cell table:formula="of:=ATAN(TAN([.$C$3]/2)*2*([.F8]/[.$B$1]))" office:value-type="float" office:value="-0.0298830616943026" calcext:value-type="float">
            <text:p>-0.0298830616943026</text:p>
          </table:table-cell>
          <table:table-cell table:formula="of:=ATAN(TAN([.$C$4]/2)*2*([.G8]/[.$C$1]))" office:value-type="float" office:value="0.0268780628497317" calcext:value-type="float">
            <text:p>0.0268780628497317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404" calcext:value-type="float">
            <text:p>40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A9]-[.$B$1]/2+[.C9]/2" office:value-type="float" office:value="-96" calcext:value-type="float">
            <text:p>-96</text:p>
          </table:table-cell>
          <table:table-cell table:formula="of:=-([.B9]-[.$C$1]/2+[.D9]/2)" office:value-type="float" office:value="289" calcext:value-type="float">
            <text:p>289</text:p>
          </table:table-cell>
          <table:table-cell/>
          <table:table-cell table:formula="of:=ATAN(TAN([.$C$3]/2)*2*([.F9]/[.$B$1]))" office:value-type="float" office:value="-0.00874864314233534" calcext:value-type="float">
            <text:p>-0.00874864314233534</text:p>
          </table:table-cell>
          <table:table-cell table:formula="of:=ATAN(TAN([.$C$4]/2)*2*([.G9]/[.$C$1]))" office:value-type="float" office:value="0.0263316456629755" calcext:value-type="float">
            <text:p>0.0263316456629755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514" calcext:value-type="float">
            <text:p>514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A10]-[.$B$1]/2+[.C10]/2" office:value-type="float" office:value="-41.5" calcext:value-type="float">
            <text:p>-41.5</text:p>
          </table:table-cell>
          <table:table-cell table:formula="of:=-([.B10]-[.$C$1]/2+[.D10]/2)" office:value-type="float" office:value="179" calcext:value-type="float">
            <text:p>179</text:p>
          </table:table-cell>
          <table:table-cell/>
          <table:table-cell table:formula="of:=ATAN(TAN([.$C$3]/2)*2*([.F10]/[.$B$1]))" office:value-type="float" office:value="-0.00378204398429785" calcext:value-type="float">
            <text:p>-0.00378204398429785</text:p>
          </table:table-cell>
          <table:table-cell table:formula="of:=ATAN(TAN([.$C$4]/2)*2*([.G10]/[.$C$1]))" office:value-type="float" office:value="0.0163115435811059" calcext:value-type="float">
            <text:p>0.0163115435811059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52" calcext:value-type="float">
            <text:p>652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1]-[.$B$1]/2+[.C11]/2" office:value-type="float" office:value="7" calcext:value-type="float">
            <text:p>7</text:p>
          </table:table-cell>
          <table:table-cell table:formula="of:=-([.B11]-[.$C$1]/2+[.D11]/2)" office:value-type="float" office:value="40" calcext:value-type="float">
            <text:p>40</text:p>
          </table:table-cell>
          <table:table-cell/>
          <table:table-cell table:formula="of:=ATAN(TAN([.$C$3]/2)*2*([.F11]/[.$B$1]))" office:value-type="float" office:value="0.000637938085003691" calcext:value-type="float">
            <text:p>0.000637938085003691</text:p>
          </table:table-cell>
          <table:table-cell table:formula="of:=ATAN(TAN([.$C$4]/2)*2*([.G11]/[.$C$1]))" office:value-type="float" office:value="0.00364534483305874" calcext:value-type="float">
            <text:p>0.0036453448330587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734" calcext:value-type="float">
            <text:p>73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A12]-[.$B$1]/2+[.C12]/2" office:value-type="float" office:value="32" calcext:value-type="float">
            <text:p>32</text:p>
          </table:table-cell>
          <table:table-cell table:formula="of:=-([.B12]-[.$C$1]/2+[.D12]/2)" office:value-type="float" office:value="-41" calcext:value-type="float">
            <text:p>-41</text:p>
          </table:table-cell>
          <table:table-cell/>
          <table:table-cell table:formula="of:=ATAN(TAN([.$C$3]/2)*2*([.F12]/[.$B$1]))" office:value-type="float" office:value="0.00291628051681343" calcext:value-type="float">
            <text:p>0.00291628051681343</text:p>
          </table:table-cell>
          <table:table-cell table:formula="of:=ATAN(TAN([.$C$4]/2)*2*([.G12]/[.$C$1]))" office:value-type="float" office:value="-0.00373647761600454" calcext:value-type="float">
            <text:p>-0.00373647761600454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850" calcext:value-type="float">
            <text:p>8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3]-[.$B$1]/2+[.C13]/2" office:value-type="float" office:value="-44" calcext:value-type="float">
            <text:p>-44</text:p>
          </table:table-cell>
          <table:table-cell table:formula="of:=-([.B13]-[.$C$1]/2+[.D13]/2)" office:value-type="float" office:value="-158" calcext:value-type="float">
            <text:p>-158</text:p>
          </table:table-cell>
          <table:table-cell/>
          <table:table-cell table:formula="of:=ATAN(TAN([.$C$3]/2)*2*([.F13]/[.$B$1]))" office:value-type="float" office:value="-0.00400987558640014" calcext:value-type="float">
            <text:p>-0.00400987558640014</text:p>
          </table:table-cell>
          <table:table-cell table:formula="of:=ATAN(TAN([.$C$4]/2)*2*([.G13]/[.$C$1]))" office:value-type="float" office:value="-0.0143981808386374" calcext:value-type="float">
            <text:p>-0.0143981808386374</text:p>
          </table:table-cell>
        </table:table-row>
      </table:table>
      <table:table table:name="Shot 4" table:style-name="ta1">
        <table:shapes>
          <draw:frame draw:z-index="0" draw:style-name="gr1" draw:text-style-name="P1" svg:width="7.6768in" svg:height="5.2626in" svg:x="1.6701in" svg:y="4.5602in">
            <draw:object draw:notify-on-update-of-ranges="'Shot 4'.I8:'Shot 4'.I13 'Shot 4'.J7:'Shot 4'.J7 'Shot 4'.J8:'Shot 4'.J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8]-[.$B$1]/2+[.C8]/2" office:value-type="float" office:value="-69" calcext:value-type="float">
            <text:p>-69</text:p>
          </table:table-cell>
          <table:table-cell table:formula="of:=-([.B8]-[.$C$1]/2+[.D8]/2)" office:value-type="float" office:value="524" calcext:value-type="float">
            <text:p>524</text:p>
          </table:table-cell>
          <table:table-cell/>
          <table:table-cell table:formula="of:=ATAN(TAN([.$C$3]/2)*2*([.F8]/[.$B$1]))" office:value-type="float" office:value="-0.00628816480947171" calcext:value-type="float">
            <text:p>-0.00628816480947171</text:p>
          </table:table-cell>
          <table:table-cell table:formula="of:=ATAN(TAN([.$C$4]/2)*2*([.G8]/[.$C$1]))" office:value-type="float" office:value="0.0477179777922322" calcext:value-type="float">
            <text:p>0.0477179777922322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52" calcext:value-type="float">
            <text:p>52</text:p>
          </table:table-cell>
          <table:table-cell/>
          <table:table-cell table:formula="of:=[.A9]-[.$B$1]/2+[.C9]/2" office:value-type="float" office:value="-16" calcext:value-type="float">
            <text:p>-16</text:p>
          </table:table-cell>
          <table:table-cell table:formula="of:=-([.B9]-[.$C$1]/2+[.D9]/2)" office:value-type="float" office:value="412" calcext:value-type="float">
            <text:p>412</text:p>
          </table:table-cell>
          <table:table-cell/>
          <table:table-cell table:formula="of:=ATAN(TAN([.$C$3]/2)*2*([.F9]/[.$B$1]))" office:value-type="float" office:value="-0.00145814335867177" calcext:value-type="float">
            <text:p>-0.00145814335867177</text:p>
          </table:table-cell>
          <table:table-cell table:formula="of:=ATAN(TAN([.$C$4]/2)*2*([.G9]/[.$C$1]))" office:value-type="float" office:value="0.0375295883975919" calcext:value-type="float">
            <text:p>0.0375295883975919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52" calcext:value-type="float">
            <text:p>52</text:p>
          </table:table-cell>
          <table:table-cell/>
          <table:table-cell table:formula="of:=[.A10]-[.$B$1]/2+[.C10]/2" office:value-type="float" office:value="-200" calcext:value-type="float">
            <text:p>-200</text:p>
          </table:table-cell>
          <table:table-cell table:formula="of:=-([.B10]-[.$C$1]/2+[.D10]/2)" office:value-type="float" office:value="324" calcext:value-type="float">
            <text:p>324</text:p>
          </table:table-cell>
          <table:table-cell/>
          <table:table-cell table:formula="of:=ATAN(TAN([.$C$3]/2)*2*([.F10]/[.$B$1]))" office:value-type="float" office:value="-0.0182247868888637" calcext:value-type="float">
            <text:p>-0.0182247868888637</text:p>
          </table:table-cell>
          <table:table-cell table:formula="of:=ATAN(TAN([.$C$4]/2)*2*([.G10]/[.$C$1]))" office:value-type="float" office:value="0.0295188470800801" calcext:value-type="float">
            <text:p>0.0295188470800801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float" office:value="52" calcext:value-type="float">
            <text:p>52</text:p>
          </table:table-cell>
          <table:table-cell/>
          <table:table-cell table:formula="of:=[.A11]-[.$B$1]/2+[.C11]/2" office:value-type="float" office:value="-8" calcext:value-type="float">
            <text:p>-8</text:p>
          </table:table-cell>
          <table:table-cell table:formula="of:=-([.B11]-[.$C$1]/2+[.D11]/2)" office:value-type="float" office:value="248" calcext:value-type="float">
            <text:p>248</text:p>
          </table:table-cell>
          <table:table-cell/>
          <table:table-cell table:formula="of:=ATAN(TAN([.$C$3]/2)*2*([.F11]/[.$B$1]))" office:value-type="float" office:value="-0.000729072066870873" calcext:value-type="float">
            <text:p>-0.000729072066870873</text:p>
          </table:table-cell>
          <table:table-cell table:formula="of:=ATAN(TAN([.$C$4]/2)*2*([.G11]/[.$C$1]))" office:value-type="float" office:value="0.0225973908988533" calcext:value-type="float">
            <text:p>0.0225973908988533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2]-[.$B$1]/2+[.C12]/2" office:value-type="float" office:value="-71" calcext:value-type="float">
            <text:p>-71</text:p>
          </table:table-cell>
          <table:table-cell table:formula="of:=-([.B12]-[.$C$1]/2+[.D12]/2)" office:value-type="float" office:value="217" calcext:value-type="float">
            <text:p>217</text:p>
          </table:table-cell>
          <table:table-cell/>
          <table:table-cell table:formula="of:=ATAN(TAN([.$C$3]/2)*2*([.F12]/[.$B$1]))" office:value-type="float" office:value="-0.00647042544060776" calcext:value-type="float">
            <text:p>-0.00647042544060776</text:p>
          </table:table-cell>
          <table:table-cell table:formula="of:=ATAN(TAN([.$C$4]/2)*2*([.G12]/[.$C$1]))" office:value-type="float" office:value="0.0197735058236116" calcext:value-type="float">
            <text:p>0.0197735058236116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852" calcext:value-type="float">
            <text:p>85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3]-[.$B$1]/2+[.C13]/2" office:value-type="float" office:value="-7" calcext:value-type="float">
            <text:p>-7</text:p>
          </table:table-cell>
          <table:table-cell table:formula="of:=-([.B13]-[.$C$1]/2+[.D13]/2)" office:value-type="float" office:value="-157" calcext:value-type="float">
            <text:p>-157</text:p>
          </table:table-cell>
          <table:table-cell/>
          <table:table-cell table:formula="of:=ATAN(TAN([.$C$3]/2)*2*([.F13]/[.$B$1]))" office:value-type="float" office:value="-0.000637938085003691" calcext:value-type="float">
            <text:p>-0.000637938085003691</text:p>
          </table:table-cell>
          <table:table-cell table:formula="of:=ATAN(TAN([.$C$4]/2)*2*([.G13]/[.$C$1]))" office:value-type="float" office:value="-0.0143070655863131" calcext:value-type="float">
            <text:p>-0.0143070655863131</text:p>
          </table:table-cell>
        </table:table-row>
      </table:table>
      <table:table table:name="Shot 5" table:style-name="ta1">
        <table:shapes>
          <draw:frame draw:z-index="0" draw:style-name="gr1" draw:text-style-name="P1" svg:width="7.6768in" svg:height="5.2626in" svg:x="1.6701in" svg:y="4.5602in">
            <draw:object draw:notify-on-update-of-ranges="'Shot 5'.I8:'Shot 5'.I13 'Shot 5'.J7:'Shot 5'.J7 'Shot 5'.J8:'Shot 5'.J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54" calcext:value-type="float">
            <text:p>3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8]-[.$B$1]/2+[.C8]/2" office:value-type="float" office:value="98" calcext:value-type="float">
            <text:p>98</text:p>
          </table:table-cell>
          <table:table-cell table:formula="of:=-([.B8]-[.$C$1]/2+[.D8]/2)" office:value-type="float" office:value="337" calcext:value-type="float">
            <text:p>337</text:p>
          </table:table-cell>
          <table:table-cell/>
          <table:table-cell table:formula="of:=ATAN(TAN([.$C$3]/2)*2*([.F8]/[.$B$1]))" office:value-type="float" office:value="0.00893089694850903" calcext:value-type="float">
            <text:p>0.00893089694850903</text:p>
          </table:table-cell>
          <table:table-cell table:formula="of:=ATAN(TAN([.$C$4]/2)*2*([.G8]/[.$C$1]))" office:value-type="float" office:value="0.0307025154343456" calcext:value-type="float">
            <text:p>0.030702515434345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66" calcext:value-type="float">
            <text:p>36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9]-[.$B$1]/2+[.C9]/2" office:value-type="float" office:value="-277" calcext:value-type="float">
            <text:p>-277</text:p>
          </table:table-cell>
          <table:table-cell table:formula="of:=-([.B9]-[.$C$1]/2+[.D9]/2)" office:value-type="float" office:value="325" calcext:value-type="float">
            <text:p>325</text:p>
          </table:table-cell>
          <table:table-cell/>
          <table:table-cell table:formula="of:=ATAN(TAN([.$C$3]/2)*2*([.F9]/[.$B$1]))" office:value-type="float" office:value="-0.0252387644315449" calcext:value-type="float">
            <text:p>-0.0252387644315449</text:p>
          </table:table-cell>
          <table:table-cell table:formula="of:=ATAN(TAN([.$C$4]/2)*2*([.G9]/[.$C$1]))" office:value-type="float" office:value="0.0296099014718313" calcext:value-type="float">
            <text:p>0.0296099014718313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74" calcext:value-type="float">
            <text:p>374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0]-[.$B$1]/2+[.C10]/2" office:value-type="float" office:value="-94" calcext:value-type="float">
            <text:p>-94</text:p>
          </table:table-cell>
          <table:table-cell table:formula="of:=-([.B10]-[.$C$1]/2+[.D10]/2)" office:value-type="float" office:value="318" calcext:value-type="float">
            <text:p>318</text:p>
          </table:table-cell>
          <table:table-cell/>
          <table:table-cell table:formula="of:=ATAN(TAN([.$C$3]/2)*2*([.F10]/[.$B$1]))" office:value-type="float" office:value="-0.00856638875494725" calcext:value-type="float">
            <text:p>-0.00856638875494725</text:p>
          </table:table-cell>
          <table:table-cell table:formula="of:=ATAN(TAN([.$C$4]/2)*2*([.G10]/[.$C$1]))" office:value-type="float" office:value="0.0289725105002497" calcext:value-type="float">
            <text:p>0.0289725105002497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434" calcext:value-type="float">
            <text:p>434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1]-[.$B$1]/2+[.C11]/2" office:value-type="float" office:value="30" calcext:value-type="float">
            <text:p>30</text:p>
          </table:table-cell>
          <table:table-cell table:formula="of:=-([.B11]-[.$C$1]/2+[.D11]/2)" office:value-type="float" office:value="258" calcext:value-type="float">
            <text:p>258</text:p>
          </table:table-cell>
          <table:table-cell/>
          <table:table-cell table:formula="of:=ATAN(TAN([.$C$3]/2)*2*([.F11]/[.$B$1]))" office:value-type="float" office:value="0.00273401392306638" calcext:value-type="float">
            <text:p>0.00273401392306638</text:p>
          </table:table-cell>
          <table:table-cell table:formula="of:=ATAN(TAN([.$C$4]/2)*2*([.G11]/[.$C$1]))" office:value-type="float" office:value="0.0235082468508406" calcext:value-type="float">
            <text:p>0.0235082468508406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480" calcext:value-type="float">
            <text:p>48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2]-[.$B$1]/2+[.C12]/2" office:value-type="float" office:value="286.5" calcext:value-type="float">
            <text:p>286.5</text:p>
          </table:table-cell>
          <table:table-cell table:formula="of:=-([.B12]-[.$C$1]/2+[.D12]/2)" office:value-type="float" office:value="212" calcext:value-type="float">
            <text:p>212</text:p>
          </table:table-cell>
          <table:table-cell/>
          <table:table-cell table:formula="of:=ATAN(TAN([.$C$3]/2)*2*([.F12]/[.$B$1]))" office:value-type="float" office:value="0.0261039671745708" calcext:value-type="float">
            <text:p>0.0261039671745708</text:p>
          </table:table-cell>
          <table:table-cell table:formula="of:=ATAN(TAN([.$C$4]/2)*2*([.G12]/[.$C$1]))" office:value-type="float" office:value="0.0193180097694838" calcext:value-type="float">
            <text:p>0.019318009769483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526" calcext:value-type="float">
            <text:p>52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3]-[.$B$1]/2+[.C13]/2" office:value-type="float" office:value="-317" calcext:value-type="float">
            <text:p>-317</text:p>
          </table:table-cell>
          <table:table-cell table:formula="of:=-([.B13]-[.$C$1]/2+[.D13]/2)" office:value-type="float" office:value="166" calcext:value-type="float">
            <text:p>166</text:p>
          </table:table-cell>
          <table:table-cell/>
          <table:table-cell table:formula="of:=ATAN(TAN([.$C$3]/2)*2*([.F13]/[.$B$1]))" office:value-type="float" office:value="-0.0288814527127806" calcext:value-type="float">
            <text:p>-0.0288814527127806</text:p>
          </table:table-cell>
          <table:table-cell table:formula="of:=ATAN(TAN([.$C$4]/2)*2*([.G13]/[.$C$1]))" office:value-type="float" office:value="0.0151270941232461" calcext:value-type="float">
            <text:p>0.0151270941232461</text:p>
          </table:table-cell>
        </table:table-row>
      </table:table>
      <table:table table:name="Shot 6" table:style-name="ta1">
        <table:shapes>
          <draw:frame draw:z-index="0" draw:style-name="gr1" draw:text-style-name="P1" svg:width="7.6768in" svg:height="5.2626in" svg:x="1.6701in" svg:y="4.5602in">
            <draw:object draw:notify-on-update-of-ranges="'Shot 6'.I8:'Shot 6'.I13 'Shot 6'.J7:'Shot 6'.J7 'Shot 6'.J8:'Shot 6'.J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8]-[.$B$1]/2+[.C8]/2" office:value-type="float" office:value="-266.5" calcext:value-type="float">
            <text:p>-266.5</text:p>
          </table:table-cell>
          <table:table-cell table:formula="of:=-([.B8]-[.$C$1]/2+[.D8]/2)" office:value-type="float" office:value="671" calcext:value-type="float">
            <text:p>671</text:p>
          </table:table-cell>
          <table:table-cell/>
          <table:table-cell table:formula="of:=ATAN(TAN([.$C$3]/2)*2*([.F8]/[.$B$1]))" office:value-type="float" office:value="-0.0242824437952581" calcext:value-type="float">
            <text:p>-0.0242824437952581</text:p>
          </table:table-cell>
          <table:table-cell table:formula="of:=ATAN(TAN([.$C$4]/2)*2*([.G8]/[.$C$1]))" office:value-type="float" office:value="0.0610748776713138" calcext:value-type="float">
            <text:p>0.0610748776713138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9]-[.$B$1]/2+[.C9]/2" office:value-type="float" office:value="-108.5" calcext:value-type="float">
            <text:p>-108.5</text:p>
          </table:table-cell>
          <table:table-cell table:formula="of:=-([.B9]-[.$C$1]/2+[.D9]/2)" office:value-type="float" office:value="597" calcext:value-type="float">
            <text:p>597</text:p>
          </table:table-cell>
          <table:table-cell/>
          <table:table-cell table:formula="of:=ATAN(TAN([.$C$3]/2)*2*([.F9]/[.$B$1]))" office:value-type="float" office:value="-0.00988771941544528" calcext:value-type="float">
            <text:p>-0.00988771941544528</text:p>
          </table:table-cell>
          <table:table-cell table:formula="of:=ATAN(TAN([.$C$4]/2)*2*([.G9]/[.$C$1]))" office:value-type="float" office:value="0.0543534239585646" calcext:value-type="float">
            <text:p>0.0543534239585646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282" calcext:value-type="float">
            <text:p>282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10]-[.$B$1]/2+[.C10]/2" office:value-type="float" office:value="-78.5" calcext:value-type="float">
            <text:p>-78.5</text:p>
          </table:table-cell>
          <table:table-cell table:formula="of:=-([.B10]-[.$C$1]/2+[.D10]/2)" office:value-type="float" office:value="409" calcext:value-type="float">
            <text:p>409</text:p>
          </table:table-cell>
          <table:table-cell/>
          <table:table-cell table:formula="of:=ATAN(TAN([.$C$3]/2)*2*([.F10]/[.$B$1]))" office:value-type="float" office:value="-0.00715389887984848" calcext:value-type="float">
            <text:p>-0.00715389887984848</text:p>
          </table:table-cell>
          <table:table-cell table:formula="of:=ATAN(TAN([.$C$4]/2)*2*([.G10]/[.$C$1]))" office:value-type="float" office:value="0.0372565684299829" calcext:value-type="float">
            <text:p>0.0372565684299829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11]-[.$B$1]/2+[.C11]/2" office:value-type="float" office:value="-201.5" calcext:value-type="float">
            <text:p>-201.5</text:p>
          </table:table-cell>
          <table:table-cell table:formula="of:=-([.B11]-[.$C$1]/2+[.D11]/2)" office:value-type="float" office:value="372" calcext:value-type="float">
            <text:p>372</text:p>
          </table:table-cell>
          <table:table-cell/>
          <table:table-cell table:formula="of:=ATAN(TAN([.$C$3]/2)*2*([.F11]/[.$B$1]))" office:value-type="float" office:value="-0.0183614421851456" calcext:value-type="float">
            <text:p>-0.0183614421851456</text:p>
          </table:table-cell>
          <table:table-cell table:formula="of:=ATAN(TAN([.$C$4]/2)*2*([.G11]/[.$C$1]))" office:value-type="float" office:value="0.0338888778583035" calcext:value-type="float">
            <text:p>0.033888877858303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332" calcext:value-type="float">
            <text:p>332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12]-[.$B$1]/2+[.C12]/2" office:value-type="float" office:value="22" calcext:value-type="float">
            <text:p>22</text:p>
          </table:table-cell>
          <table:table-cell table:formula="of:=-([.B12]-[.$C$1]/2+[.D12]/2)" office:value-type="float" office:value="359" calcext:value-type="float">
            <text:p>359</text:p>
          </table:table-cell>
          <table:table-cell/>
          <table:table-cell table:formula="of:=ATAN(TAN([.$C$3]/2)*2*([.F12]/[.$B$1]))" office:value-type="float" office:value="0.0020049458526324" calcext:value-type="float">
            <text:p>0.0020049458526324</text:p>
          </table:table-cell>
          <table:table-cell table:formula="of:=ATAN(TAN([.$C$4]/2)*2*([.G12]/[.$C$1]))" office:value-type="float" office:value="0.0327054487180274" calcext:value-type="float">
            <text:p>0.0327054487180274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590" calcext:value-type="float">
            <text:p>590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A13]-[.$B$1]/2+[.C13]/2" office:value-type="float" office:value="-151" calcext:value-type="float">
            <text:p>-151</text:p>
          </table:table-cell>
          <table:table-cell table:formula="of:=-([.B13]-[.$C$1]/2+[.D13]/2)" office:value-type="float" office:value="101.5" calcext:value-type="float">
            <text:p>101.5</text:p>
          </table:table-cell>
          <table:table-cell/>
          <table:table-cell table:formula="of:=ATAN(TAN([.$C$3]/2)*2*([.F13]/[.$B$1]))" office:value-type="float" office:value="-0.0137603691362955" calcext:value-type="float">
            <text:p>-0.0137603691362955</text:p>
          </table:table-cell>
          <table:table-cell table:formula="of:=ATAN(TAN([.$C$4]/2)*2*([.G13]/[.$C$1]))" office:value-type="float" office:value="0.00924983967435694" calcext:value-type="float">
            <text:p>0.00924983967435694</text:p>
          </table:table-cell>
        </table:table-row>
      </table:table>
      <table:table table:name="Shot 7" table:style-name="ta1">
        <table:shapes>
          <draw:frame draw:z-index="0" draw:style-name="gr1" draw:text-style-name="P1" svg:width="7.6768in" svg:height="5.2626in" svg:x="1.6701in" svg:y="4.5602in">
            <draw:object draw:notify-on-update-of-ranges="'Shot 7'.I8:'Shot 7'.I13 'Shot 7'.J7:'Shot 7'.J7 'Shot 7'.J8:'Shot 7'.J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8]-[.$B$1]/2+[.C8]/2" office:value-type="float" office:value="229.5" calcext:value-type="float">
            <text:p>229.5</text:p>
          </table:table-cell>
          <table:table-cell table:formula="of:=-([.B8]-[.$C$1]/2+[.D8]/2)" office:value-type="float" office:value="684" calcext:value-type="float">
            <text:p>684</text:p>
          </table:table-cell>
          <table:table-cell/>
          <table:table-cell table:formula="of:=ATAN(TAN([.$C$3]/2)*2*([.F8]/[.$B$1]))" office:value-type="float" office:value="0.0209122096447347" calcext:value-type="float">
            <text:p>0.0209122096447347</text:p>
          </table:table-cell>
          <table:table-cell table:formula="of:=ATAN(TAN([.$C$4]/2)*2*([.G8]/[.$C$1]))" office:value-type="float" office:value="0.0622551204906109" calcext:value-type="float">
            <text:p>0.062255120490610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9]-[.$B$1]/2+[.C9]/2" office:value-type="float" office:value="-4" calcext:value-type="float">
            <text:p>-4</text:p>
          </table:table-cell>
          <table:table-cell table:formula="of:=-([.B9]-[.$C$1]/2+[.D9]/2)" office:value-type="float" office:value="669" calcext:value-type="float">
            <text:p>669</text:p>
          </table:table-cell>
          <table:table-cell/>
          <table:table-cell table:formula="of:=ATAN(TAN([.$C$3]/2)*2*([.F9]/[.$B$1]))" office:value-type="float" office:value="-0.000364536081877368" calcext:value-type="float">
            <text:p>-0.000364536081877368</text:p>
          </table:table-cell>
          <table:table-cell table:formula="of:=ATAN(TAN([.$C$4]/2)*2*([.G9]/[.$C$1]))" office:value-type="float" office:value="0.0608932866483785" calcext:value-type="float">
            <text:p>0.0608932866483785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10]-[.$B$1]/2+[.C10]/2" office:value-type="float" office:value="-31.5" calcext:value-type="float">
            <text:p>-31.5</text:p>
          </table:table-cell>
          <table:table-cell table:formula="of:=-([.B10]-[.$C$1]/2+[.D10]/2)" office:value-type="float" office:value="588" calcext:value-type="float">
            <text:p>588</text:p>
          </table:table-cell>
          <table:table-cell/>
          <table:table-cell table:formula="of:=ATAN(TAN([.$C$3]/2)*2*([.F10]/[.$B$1]))" office:value-type="float" office:value="-0.00287071388606905" calcext:value-type="float">
            <text:p>-0.00287071388606905</text:p>
          </table:table-cell>
          <table:table-cell table:formula="of:=ATAN(TAN([.$C$4]/2)*2*([.G10]/[.$C$1]))" office:value-type="float" office:value="0.0535356022783856" calcext:value-type="float">
            <text:p>0.0535356022783856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A11]-[.$B$1]/2+[.C11]/2" office:value-type="float" office:value="266" calcext:value-type="float">
            <text:p>266</text:p>
          </table:table-cell>
          <table:table-cell table:formula="of:=-([.B11]-[.$C$1]/2+[.D11]/2)" office:value-type="float" office:value="586.5" calcext:value-type="float">
            <text:p>586.5</text:p>
          </table:table-cell>
          <table:table-cell/>
          <table:table-cell table:formula="of:=ATAN(TAN([.$C$3]/2)*2*([.F11]/[.$B$1]))" office:value-type="float" office:value="0.0242369035953866" calcext:value-type="float">
            <text:p>0.0242369035953866</text:p>
          </table:table-cell>
          <table:table-cell table:formula="of:=ATAN(TAN([.$C$4]/2)*2*([.G11]/[.$C$1]))" office:value-type="float" office:value="0.0533992916661161" calcext:value-type="float">
            <text:p>0.0533992916661161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74" calcext:value-type="float">
            <text:p>174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12]-[.$B$1]/2+[.C12]/2" office:value-type="float" office:value="-101.5" calcext:value-type="float">
            <text:p>-101.5</text:p>
          </table:table-cell>
          <table:table-cell table:formula="of:=-([.B12]-[.$C$1]/2+[.D12]/2)" office:value-type="float" office:value="517" calcext:value-type="float">
            <text:p>517</text:p>
          </table:table-cell>
          <table:table-cell/>
          <table:table-cell table:formula="of:=ATAN(TAN([.$C$3]/2)*2*([.F12]/[.$B$1]))" office:value-type="float" office:value="-0.00924983967435694" calcext:value-type="float">
            <text:p>-0.00924983967435694</text:p>
          </table:table-cell>
          <table:table-cell table:formula="of:=ATAN(TAN([.$C$4]/2)*2*([.G12]/[.$C$1]))" office:value-type="float" office:value="0.0470814718465718" calcext:value-type="float">
            <text:p>0.0470814718465718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314" calcext:value-type="float">
            <text:p>31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A13]-[.$B$1]/2+[.C13]/2" office:value-type="float" office:value="133" calcext:value-type="float">
            <text:p>133</text:p>
          </table:table-cell>
          <table:table-cell table:formula="of:=-([.B13]-[.$C$1]/2+[.D13]/2)" office:value-type="float" office:value="377.5" calcext:value-type="float">
            <text:p>377.5</text:p>
          </table:table-cell>
          <table:table-cell/>
          <table:table-cell table:formula="of:=ATAN(TAN([.$C$3]/2)*2*([.F13]/[.$B$1]))" office:value-type="float" office:value="0.0121202317370278" calcext:value-type="float">
            <text:p>0.0121202317370278</text:p>
          </table:table-cell>
          <table:table-cell table:formula="of:=ATAN(TAN([.$C$4]/2)*2*([.G13]/[.$C$1]))" office:value-type="float" office:value="0.0343895310250085" calcext:value-type="float">
            <text:p>0.03438953102500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4T23:39:21.229000000</meta:creation-date>
    <dc:date>2023-04-16T00:32:27.305000000</dc:date>
    <meta:editing-duration>P1DT6M29S</meta:editing-duration>
    <meta:editing-cycles>15</meta:editing-cycles>
    <meta:generator>LibreOffice/7.4.2.3$Windows_X86_64 LibreOffice_project/382eef1f22670f7f4118c8c2dd222ec7ad009daf</meta:generator>
    <meta:document-statistic meta:table-count="9" meta:cell-count="574" meta:object-count="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'FOV Check'.A1:'FOV Check'.B12" svg:x="0.319cm" svg:y="0.18cm" svg:width="12.508cm" svg:height="8.646cm">
          <chart:coordinate-region svg:x="0.704cm" svg:y="0.379cm" svg:width="11.791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OV Check'.B1:'FOV Check'.B12" chart:class="chart:scatter">
            <chart:domain table:cell-range-address="'FOV Check'.A1:'FOV Check'.A12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5174714766474">
                <text:p>0.00255174714766474</text:p>
                <draw:g>
                  <svg:desc>'FOV Check'.A1:'FOV Check'.A12</svg:desc>
                </draw:g>
              </table:table-cell>
              <table:table-cell office:value-type="float" office:value="0.0047389337991438">
                <text:p>0.0047389337991438</text:p>
                <draw:g>
                  <svg:desc>'FOV Check'.B1:'FOV Check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637938085003691">
                <text:p>-0.000637938085003691</text:p>
              </table:table-cell>
              <table:table-cell office:value-type="float" office:value="0.0106622768049011">
                <text:p>0.0106622768049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79059218922758">
                <text:p>-0.0179059218922758</text:p>
              </table:table-cell>
              <table:table-cell office:value-type="float" office:value="0.0068349454011136">
                <text:p>0.0068349454011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48289182821667">
                <text:p>-0.0248289182821667</text:p>
              </table:table-cell>
              <table:table-cell office:value-type="float" office:value="-0.0163570984366958">
                <text:p>-0.0163570984366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36948020271849">
                <text:p>0.00236948020271849</text:p>
              </table:table-cell>
              <table:table-cell office:value-type="float" office:value="-0.0184980967955662">
                <text:p>-0.0184980967955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5993303252115">
                <text:p>0.0235993303252115</text:p>
              </table:table-cell>
              <table:table-cell office:value-type="float" office:value="-0.0233260787332124">
                <text:p>-0.0233260787332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12498982753356">
                <text:p>0.00312498982753356</text:p>
              </table:table-cell>
              <table:table-cell office:value-type="float" office:value="0.00416664255426352">
                <text:p>0.00416664255426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989551032751496">
                <text:p>0.00989551032751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71858078458974">
                <text:p>-0.0171858078458974</text:p>
              </table:table-cell>
              <table:table-cell office:value-type="float" office:value="0.00624991862169896">
                <text:p>0.00624991862169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44742788768024">
                <text:p>-0.0244742788768024</text:p>
              </table:table-cell>
              <table:table-cell office:value-type="float" office:value="-0.0171858078458974">
                <text:p>-0.0171858078458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60416077981212">
                <text:p>0.00260416077981212</text:p>
              </table:table-cell>
              <table:table-cell office:value-type="float" office:value="-0.0192684483602763">
                <text:p>-0.0192684483602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44742788768024">
                <text:p>0.0244742788768024</text:p>
              </table:table-cell>
              <table:table-cell office:value-type="float" office:value="-0.0239537508697925">
                <text:p>-0.0239537508697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1'.I8:'Shot 1'.J13 'Shot 1'.J7:'Shot 1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1'.J8:'Shot 1'.J13" chart:label-cell-address="'Shot 1'.J7:'Shot 1'.J7" chart:class="chart:scatter">
            <chart:domain table:cell-range-address="'Shot 1'.I8:'Shot 1'.I1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1'.J7:'Shot 1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5174714766474">
                <text:p>0.00255174714766474</text:p>
                <draw:g>
                  <svg:desc>'Shot 1'.I8:'Shot 1'.I13</svg:desc>
                </draw:g>
              </table:table-cell>
              <table:table-cell office:value-type="float" office:value="0.0047389337991438">
                <text:p>0.0047389337991438</text:p>
                <draw:g>
                  <svg:desc>'Shot 1'.J8:'Shot 1'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637938085003691">
                <text:p>-0.000637938085003691</text:p>
              </table:table-cell>
              <table:table-cell office:value-type="float" office:value="0.0106622768049011">
                <text:p>0.0106622768049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79059218922758">
                <text:p>-0.0179059218922758</text:p>
              </table:table-cell>
              <table:table-cell office:value-type="float" office:value="0.0068349454011136">
                <text:p>0.0068349454011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48289182821667">
                <text:p>-0.0248289182821667</text:p>
              </table:table-cell>
              <table:table-cell office:value-type="float" office:value="-0.0163570984366958">
                <text:p>-0.0163570984366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36948020271849">
                <text:p>0.00236948020271849</text:p>
              </table:table-cell>
              <table:table-cell office:value-type="float" office:value="-0.0184980967955662">
                <text:p>-0.0184980967955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5993303252115">
                <text:p>0.0235993303252115</text:p>
              </table:table-cell>
              <table:table-cell office:value-type="float" office:value="-0.0233260787332124">
                <text:p>-0.0233260787332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90 FOV Shot 1'.I8:'90 FOV Shot 1'.J13 '90 FOV Shot 1'.J7:'90 FOV Shot 1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90 FOV Shot 1'.J8:'90 FOV Shot 1'.J13" chart:label-cell-address="'90 FOV Shot 1'.J7:'90 FOV Shot 1'.J7" chart:class="chart:scatter">
            <chart:domain table:cell-range-address="'90 FOV Shot 1'.I8:'90 FOV Shot 1'.I1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90 FOV Shot 1'.J7:'90 FOV Shot 1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12498982753356">
                <text:p>0.00312498982753356</text:p>
                <draw:g>
                  <svg:desc>'90 FOV Shot 1'.I8:'90 FOV Shot 1'.I13</svg:desc>
                </draw:g>
              </table:table-cell>
              <table:table-cell office:value-type="float" office:value="0.00416664255426352">
                <text:p>0.00416664255426352</text:p>
                <draw:g>
                  <svg:desc>'90 FOV Shot 1'.J8:'90 FOV Shot 1'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989551032751496">
                <text:p>0.00989551032751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71858078458974">
                <text:p>-0.0171858078458974</text:p>
              </table:table-cell>
              <table:table-cell office:value-type="float" office:value="0.00624991862169896">
                <text:p>0.00624991862169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44742788768024">
                <text:p>-0.0244742788768024</text:p>
              </table:table-cell>
              <table:table-cell office:value-type="float" office:value="-0.0171858078458974">
                <text:p>-0.0171858078458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60416077981212">
                <text:p>0.00260416077981212</text:p>
              </table:table-cell>
              <table:table-cell office:value-type="float" office:value="-0.0192684483602763">
                <text:p>-0.01926844836027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44742788768024">
                <text:p>0.0244742788768024</text:p>
              </table:table-cell>
              <table:table-cell office:value-type="float" office:value="-0.0239537508697925">
                <text:p>-0.02395375086979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4'.I8:'Shot 4'.J13 'Shot 4'.J7:'Shot 4'.J7" chart:data-source-has-labels="row" svg:x="0.39cm" svg:y="0.267cm" svg:width="18.72cm" svg:height="12.834cm">
          <chart:coordinate-region svg:x="0.774cm" svg:y="0.466cm" svg:width="18.242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4'.J8:'Shot 4'.J13" chart:label-cell-address="'Shot 4'.J7:'Shot 4'.J7" chart:class="chart:scatter">
            <chart:domain table:cell-range-address="'Shot 4'.I8:'Shot 4'.I1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4'.J7:'Shot 4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628816480947171">
                <text:p>-0.00628816480947171</text:p>
                <draw:g>
                  <svg:desc>'Shot 4'.I8:'Shot 4'.I13</svg:desc>
                </draw:g>
              </table:table-cell>
              <table:table-cell office:value-type="float" office:value="0.0477179777922322">
                <text:p>0.0477179777922322</text:p>
                <draw:g>
                  <svg:desc>'Shot 4'.J8:'Shot 4'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145814335867177">
                <text:p>-0.00145814335867177</text:p>
              </table:table-cell>
              <table:table-cell office:value-type="float" office:value="0.0375295883975919">
                <text:p>0.0375295883975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82247868888637">
                <text:p>-0.0182247868888637</text:p>
              </table:table-cell>
              <table:table-cell office:value-type="float" office:value="0.0295188470800801">
                <text:p>0.0295188470800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729072066870873">
                <text:p>-0.000729072066870873</text:p>
              </table:table-cell>
              <table:table-cell office:value-type="float" office:value="0.0225973908988533">
                <text:p>0.0225973908988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647042544060776">
                <text:p>-0.00647042544060776</text:p>
              </table:table-cell>
              <table:table-cell office:value-type="float" office:value="0.0197735058236116">
                <text:p>0.0197735058236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637938085003691">
                <text:p>-0.000637938085003691</text:p>
              </table:table-cell>
              <table:table-cell office:value-type="float" office:value="-0.0143070655863131">
                <text:p>-0.01430706558631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5'.I8:'Shot 5'.J13 'Shot 5'.J7:'Shot 5'.J7" chart:data-source-has-labels="row" svg:x="0.39cm" svg:y="0.267cm" svg:width="18.72cm" svg:height="12.834cm">
          <chart:coordinate-region svg:x="0.774cm" svg:y="0.466cm" svg:width="18.005cm" svg:height="11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5'.J8:'Shot 5'.J13" chart:label-cell-address="'Shot 5'.J7:'Shot 5'.J7" chart:class="chart:scatter">
            <chart:domain table:cell-range-address="'Shot 5'.I8:'Shot 5'.I1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5'.J7:'Shot 5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93089694850903">
                <text:p>0.00893089694850903</text:p>
                <draw:g>
                  <svg:desc>'Shot 5'.I8:'Shot 5'.I13</svg:desc>
                </draw:g>
              </table:table-cell>
              <table:table-cell office:value-type="float" office:value="0.0307025154343456">
                <text:p>0.0307025154343456</text:p>
                <draw:g>
                  <svg:desc>'Shot 5'.J8:'Shot 5'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52387644315449">
                <text:p>-0.0252387644315449</text:p>
              </table:table-cell>
              <table:table-cell office:value-type="float" office:value="0.0296099014718313">
                <text:p>0.02960990147183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856638875494725">
                <text:p>-0.00856638875494725</text:p>
              </table:table-cell>
              <table:table-cell office:value-type="float" office:value="0.0289725105002497">
                <text:p>0.02897251050024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73401392306638">
                <text:p>0.00273401392306638</text:p>
              </table:table-cell>
              <table:table-cell office:value-type="float" office:value="0.0235082468508406">
                <text:p>0.02350824685084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61039671745708">
                <text:p>0.0261039671745708</text:p>
              </table:table-cell>
              <table:table-cell office:value-type="float" office:value="0.0193180097694838">
                <text:p>0.01931800976948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88814527127806">
                <text:p>-0.0288814527127806</text:p>
              </table:table-cell>
              <table:table-cell office:value-type="float" office:value="0.0151270941232461">
                <text:p>0.01512709412324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6'.I8:'Shot 6'.J13 'Shot 6'.J7:'Shot 6'.J7" chart:data-source-has-labels="row" svg:x="0.39cm" svg:y="0.267cm" svg:width="18.72cm" svg:height="12.834cm">
          <chart:coordinate-region svg:x="0.774cm" svg:y="0.467cm" svg:width="18.004cm" svg:height="11.98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6'.J8:'Shot 6'.J13" chart:label-cell-address="'Shot 6'.J7:'Shot 6'.J7" chart:class="chart:scatter">
            <chart:domain table:cell-range-address="'Shot 6'.I8:'Shot 6'.I1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6'.J7:'Shot 6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42824437952581">
                <text:p>-0.0242824437952581</text:p>
                <draw:g>
                  <svg:desc>'Shot 6'.I8:'Shot 6'.I13</svg:desc>
                </draw:g>
              </table:table-cell>
              <table:table-cell office:value-type="float" office:value="0.0610748776713138">
                <text:p>0.0610748776713138</text:p>
                <draw:g>
                  <svg:desc>'Shot 6'.J8:'Shot 6'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988771941544528">
                <text:p>-0.00988771941544528</text:p>
              </table:table-cell>
              <table:table-cell office:value-type="float" office:value="0.0543534239585646">
                <text:p>0.0543534239585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715389887984848">
                <text:p>-0.00715389887984848</text:p>
              </table:table-cell>
              <table:table-cell office:value-type="float" office:value="0.0372565684299829">
                <text:p>0.0372565684299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83614421851456">
                <text:p>-0.0183614421851456</text:p>
              </table:table-cell>
              <table:table-cell office:value-type="float" office:value="0.0338888778583035">
                <text:p>0.0338888778583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0049458526324">
                <text:p>0.0020049458526324</text:p>
              </table:table-cell>
              <table:table-cell office:value-type="float" office:value="0.0327054487180274">
                <text:p>0.0327054487180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37603691362955">
                <text:p>-0.0137603691362955</text:p>
              </table:table-cell>
              <table:table-cell office:value-type="float" office:value="0.00924983967435694">
                <text:p>0.009249839674356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7'.I8:'Shot 7'.J13 'Shot 7'.J7:'Shot 7'.J7" chart:data-source-has-labels="row" svg:x="0.39cm" svg:y="0.267cm" svg:width="18.72cm" svg:height="12.834cm">
          <chart:coordinate-region svg:x="0.774cm" svg:y="0.467cm" svg:width="18.004cm" svg:height="11.98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7'.J8:'Shot 7'.J13" chart:label-cell-address="'Shot 7'.J7:'Shot 7'.J7" chart:class="chart:scatter">
            <chart:domain table:cell-range-address="'Shot 7'.I8:'Shot 7'.I1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7'.J7:'Shot 7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09122096447347">
                <text:p>0.0209122096447347</text:p>
                <draw:g>
                  <svg:desc>'Shot 7'.I8:'Shot 7'.I13</svg:desc>
                </draw:g>
              </table:table-cell>
              <table:table-cell office:value-type="float" office:value="0.0622551204906109">
                <text:p>0.0622551204906109</text:p>
                <draw:g>
                  <svg:desc>'Shot 7'.J8:'Shot 7'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364536081877368">
                <text:p>-0.000364536081877368</text:p>
              </table:table-cell>
              <table:table-cell office:value-type="float" office:value="0.0608932866483785">
                <text:p>0.0608932866483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287071388606905">
                <text:p>-0.00287071388606905</text:p>
              </table:table-cell>
              <table:table-cell office:value-type="float" office:value="0.0535356022783856">
                <text:p>0.0535356022783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2369035953866">
                <text:p>0.0242369035953866</text:p>
              </table:table-cell>
              <table:table-cell office:value-type="float" office:value="0.0533992916661161">
                <text:p>0.0533992916661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924983967435694">
                <text:p>-0.00924983967435694</text:p>
              </table:table-cell>
              <table:table-cell office:value-type="float" office:value="0.0470814718465718">
                <text:p>0.0470814718465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1202317370278">
                <text:p>0.0121202317370278</text:p>
              </table:table-cell>
              <table:table-cell office:value-type="float" office:value="0.0343895310250085">
                <text:p>0.03438953102500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3'.I8:'Shot 3'.J13 'Shot 3'.J7:'Shot 3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3'.J8:'Shot 3'.J13" chart:label-cell-address="'Shot 3'.J7:'Shot 3'.J7" chart:class="chart:scatter">
            <chart:domain table:cell-range-address="'Shot 3'.I8:'Shot 3'.I1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3'.J7:'Shot 3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98830616943026">
                <text:p>-0.0298830616943026</text:p>
                <draw:g>
                  <svg:desc>'Shot 3'.I8:'Shot 3'.I13</svg:desc>
                </draw:g>
              </table:table-cell>
              <table:table-cell office:value-type="float" office:value="0.0268780628497317">
                <text:p>0.0268780628497317</text:p>
                <draw:g>
                  <svg:desc>'Shot 3'.J8:'Shot 3'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874864314233534">
                <text:p>-0.00874864314233534</text:p>
              </table:table-cell>
              <table:table-cell office:value-type="float" office:value="0.0263316456629755">
                <text:p>0.0263316456629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378204398429785">
                <text:p>-0.00378204398429785</text:p>
              </table:table-cell>
              <table:table-cell office:value-type="float" office:value="0.0163115435811059">
                <text:p>0.0163115435811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637938085003691">
                <text:p>0.000637938085003691</text:p>
              </table:table-cell>
              <table:table-cell office:value-type="float" office:value="0.00364534483305874">
                <text:p>0.003645344833058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91628051681343">
                <text:p>0.00291628051681343</text:p>
              </table:table-cell>
              <table:table-cell office:value-type="float" office:value="-0.00373647761600454">
                <text:p>-0.00373647761600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400987558640014">
                <text:p>-0.00400987558640014</text:p>
              </table:table-cell>
              <table:table-cell office:value-type="float" office:value="-0.0143981808386374">
                <text:p>-0.014398180838637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2'.I8:'Shot 2'.J13 'Shot 2'.J7:'Shot 2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2'.J8:'Shot 2'.J13" chart:label-cell-address="'Shot 2'.J7:'Shot 2'.J7" chart:class="chart:scatter">
            <chart:domain table:cell-range-address="'Shot 2'.I8:'Shot 2'.I1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2'.J7:'Shot 2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92364230597101">
                <text:p>0.00592364230597101</text:p>
                <draw:g>
                  <svg:desc>'Shot 2'.I8:'Shot 2'.I13</svg:desc>
                </draw:g>
              </table:table-cell>
              <table:table-cell office:value-type="float" office:value="0.014944867278924">
                <text:p>0.014944867278924</text:p>
                <draw:g>
                  <svg:desc>'Shot 2'.J8:'Shot 2'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59471023148043">
                <text:p>-0.0159471023148043</text:p>
              </table:table-cell>
              <table:table-cell office:value-type="float" office:value="0.0134414590540431">
                <text:p>0.01344145905404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0364534483305874">
                <text:p>0.00364534483305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8514857913661">
                <text:p>0.0138514857913661</text:p>
              </table:table-cell>
              <table:table-cell office:value-type="float" office:value="-0.00637929517801881">
                <text:p>-0.00637929517801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652126306514">
                <text:p>0.027652126306514</text:p>
              </table:table-cell>
              <table:table-cell office:value-type="float" office:value="-0.0175870532540922">
                <text:p>-0.0175870532540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35542119895621">
                <text:p>-0.0035542119895621</text:p>
              </table:table-cell>
              <table:table-cell office:value-type="float" office:value="-0.0256941390896949">
                <text:p>-0.025694139089694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